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6acb" officeooo:paragraph-rsid="00166acb"/>
    </style:style>
    <style:style style:name="P2" style:family="paragraph" style:parent-style-name="Standard">
      <style:paragraph-properties fo:text-align="start" style:justify-single-word="false"/>
      <style:text-properties officeooo:rsid="00166acb" officeooo:paragraph-rsid="00166a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ing The GEANT4 Visualization Tools</text:p>
      <text:p text:style-name="P1"/>
      <text:p text:style-name="P2"><text:span text:style-name="Source_20_Text">#ifdef G4VIS_USE<text:line-break/> // Initialize visualization<text:line-break/> // <text:line-break/> G4VisManager* visManager = new G4VisExecutive;<text:line-break/> visManager-&gt;Initialize();<text:line-break/>#endif<text:line-break/> <text:line-break/> // Get the pointer to the User Interface manager<text:line-break/> //<text:line-break/> G4UImanager* UImanager = G4UImanager::GetUIpointer();<text:line-break/>  <text:line-break/>#ifdef G4UI_USE<text:line-break/>   G4UIExecutive* ui = new G4UIExecutive(argc, argv);<text:line-break/>#ifdef G4VIS_USE<text:line-break/>   UImanager-&gt;ApplyCommand("/control/execute your_macro_file.mac");     <text:line-break/>#endif<text:line-break/>   if (ui-&gt;IsGUI())<text:line-break/>     UImanager-&gt;ApplyCommand("/control/execute your_gui_macro_file.mac");     <text:line-break/>// Start <text:line-break/>   ui-&gt;SessionStart();<text:line-break/>   delete ui;<text:line-break/>#endif<text:line-break/>...  <text:line-break/>#ifdef G4VIS_USE<text:line-break/> delete visManager;<text:line-break/>#endif                <text:line-break/> delete runManager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sley Ford</meta:initial-creator>
    <meta:creation-date>2014-06-30T11:34:15.456818583</meta:creation-date>
    <dc:date>2014-06-30T11:40:12.586347931</dc:date>
    <dc:creator>Wesley Ford</dc:creator>
    <meta:editing-duration>P0D</meta:editing-duration>
    <meta:editing-cycles>1</meta:editing-cycles>
    <meta:document-statistic meta:table-count="0" meta:image-count="0" meta:object-count="0" meta:page-count="1" meta:paragraph-count="2" meta:word-count="63" meta:character-count="688" meta:non-whitespace-character-count="563"/>
    <meta:generator>LibreOffice/4.2.5.2$Linux_X86_64 LibreOffice_project/420$Build-2</meta:generator>
  </office:meta>
</office:document-meta>
</file>